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3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6.018cm"/>
    </style:style>
    <style:style style:name="co9" style:family="table-column">
      <style:table-column-properties fo:break-before="auto" style:column-width="3.226cm"/>
    </style:style>
    <style:style style:name="co10" style:family="table-column">
      <style:table-column-properties fo:break-before="auto" style:column-width="3.358cm"/>
    </style:style>
    <style:style style:name="co11" style:family="table-column">
      <style:table-column-properties fo:break-before="auto" style:column-width="3.41cm"/>
    </style:style>
    <style:style style:name="co12" style:family="table-column">
      <style:table-column-properties fo:break-before="auto" style:column-width="2.91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27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2.305cm"/>
    </style:style>
    <style:style style:name="co17" style:family="table-column">
      <style:table-column-properties fo:break-before="auto" style:column-width="2.2cm"/>
    </style:style>
    <style:style style:name="co18" style:family="table-column">
      <style:table-column-properties fo:break-before="auto" style:column-width="1.014cm"/>
    </style:style>
    <style:style style:name="co19" style:family="table-column">
      <style:table-column-properties fo:break-before="auto" style:column-width="1.752cm"/>
    </style:style>
    <style:style style:name="co20" style:family="table-column">
      <style:table-column-properties fo:break-before="auto" style:column-width="1.6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9"/>
    <style:style style:name="ce9" style:family="table-cell" style:parent-style-name="Default" style:data-style-name="N109">
      <style:table-cell-properties fo:background-color="#00ff00"/>
    </style:style>
    <style:style style:name="ce10" style:family="table-cell" style:parent-style-name="Default" style:data-style-name="N109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11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1">
      <style:table-cell-properties fo:background-color="#ffff00"/>
    </style:style>
    <style:style style:name="ce13" style:family="table-cell" style:parent-style-name="Default" style:data-style-name="N111">
      <style:table-cell-properties fo:background-color="#ff950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c2300"/>
    </style:style>
    <style:style style:name="ce16" style:family="table-cell" style:parent-style-name="Default" style:data-style-name="N100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10" office:value-type="string">
            <text:p>Preis</text:p>
          </table:table-cell>
          <table:table-cell table:style-name="ce1" office:value-type="string">
            <text:p>Alternativen</text:p>
          </table:table-cell>
          <table:table-cell table:style-name="ce1" office:value-type="string">
            <text:p>Preis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8" table:number-columns-repeated="2"/>
          <table:table-cell table:style-name="ce2"/>
          <table:table-cell table:number-columns-repeated="3"/>
        </table:table-row>
        <table:table-row table:style-name="ro1">
          <table:table-cell table:style-name="ce3" office:value-type="string" table:number-columns-spanned="6" table:number-rows-spanned="1">
            <text:p>Kondensatoren, Bauform soweit nicht anders angegeben 0805 min 6V</text:p>
          </table:table-cell>
          <table:covered-table-cell table:number-columns-repeated="3"/>
          <table:covered-table-cell table:number-columns-repeated="2" table:style-name="ce8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4]*[.E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Summe:</text:p>
          </table:table-cell>
          <table:table-cell table:style-name="ce9" table:formula="of:=SUM([.F2:.F1003])" office:value-type="currency" office:currency="EUR" office:value="136.5305">
            <text:p>136,53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5]*[.E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6]*[.E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7]*[.E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Bilex</text:p>
          </table:table-cell>
          <table:table-cell table:style-name="ce12" table:formula="of:=SUM([.H1:.H1006])" office:value-type="currency" office:currency="EUR" office:value="122.96957">
            <text:p>122,970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8]*[.E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9]*[.E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]*[.E1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1]*[.E11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2]*[.E1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3]*[.E13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4]*[.E1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5]*[.E1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6]*[.E1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7]*[.E1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8]*[.E1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9]*[.E1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20]*[.E2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1]*[.E21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2]*[.E22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RC</text:p>
          </table:table-cell>
          <table:table-cell table:style-name="ce5" office:value-type="string">
            <text:p>2.7 nF min 16V</text:p>
          </table:table-cell>
          <table:table-cell table:style-name="ce5" office:value-type="string">
            <text:p>http://de.mouser.com/ProductDetail/Xicon/140-CC501B272K-RC/?qs=sGAEpiMZZMvQvaS66kI3TpuA%252bGlvkZdxKyNIt1w2H1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23]*[.E23]" office:value-type="currency" office:currency="EUR" office:value="0.04165">
            <text:p>0,04 €</text:p>
          </table:table-cell>
          <table:table-cell/>
          <table:table-cell table:style-name="ce13" table:formula="of:=[.F23]" office:value-type="currency" office:currency="EUR" office:value="0.04165">
            <text:p>0,042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24]*[.E24]" office:value-type="currency" office:currency="EUR" office:value="0.08806">
            <text:p>0,09 €</text:p>
          </table:table-cell>
          <table:table-cell/>
          <table:table-cell table:style-name="ce13" table:formula="of:=[.F24]" office:value-type="currency" office:currency="EUR" office:value="0.08806">
            <text:p>0,08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_1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5]*[.E25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_2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6]*[.E26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7]*[.E27]" office:value-type="currency" office:currency="EUR" office:value="0.14756">
            <text:p>0,15 €</text:p>
          </table:table-cell>
          <table:table-cell/>
          <table:table-cell table:style-name="ce13" table:formula="of:=[.F27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8]*[.E28]" office:value-type="currency" office:currency="EUR" office:value="0.14756">
            <text:p>0,15 €</text:p>
          </table:table-cell>
          <table:table-cell/>
          <table:table-cell table:style-name="ce13" table:formula="of:=[.F28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29]*[.E29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30]*[.E30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_QUA_3</text:p>
          </table:table-cell>
          <table:table-cell table:style-name="ce5" office:value-type="string">
            <text:p>82 pF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9" table:formula="of:=1.19*0.05" office:value-type="currency" office:currency="EUR" office:value="0.0595">
            <text:p>0,06 €</text:p>
          </table:table-cell>
          <table:table-cell table:style-name="ce9" table:formula="of:=[.A31]*[.E30]" office:value-type="currency" office:currency="EUR" office:value="0.07259">
            <text:p>0,07 €</text:p>
          </table:table-cell>
          <table:table-cell/>
          <table:table-cell table:style-name="ce13" table:formula="of:=[.F31]" office:value-type="currency" office:currency="EUR" office:value="0.07259">
            <text:p>0,07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2]*[.E32]" office:value-type="currency" office:currency="EUR" office:value="0.14756">
            <text:p>0,15 €</text:p>
          </table:table-cell>
          <table:table-cell/>
          <table:table-cell table:style-name="ce13" table:formula="of:=[.F32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3]*[.E33]" office:value-type="currency" office:currency="EUR" office:value="0.14756">
            <text:p>0,15 €</text:p>
          </table:table-cell>
          <table:table-cell/>
          <table:table-cell table:style-name="ce13" table:formula="of:=[.F33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Widerstände, Bauform soweit nicht anders angegeben 0805 <text:s/>0.1W, 5%</text:p>
          </table:table-cell>
          <table:covered-table-cell table:style-name="ce2"/>
          <table:covered-table-cell table:number-columns-repeated="3"/>
          <table:covered-table-cell table:style-name="ce8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8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http://de.mouser.com/ProductDetail/Vishay-Dale/CRCW08050000Z0EA/?qs=sGAEpiMZZMvdGkrng054t9YoKDts9whpdD7cazBrJxs%3d</text:p>
          </table:table-cell>
          <table:table-cell table:style-name="ce9" table:formula="of:=0.058*1.19" office:value-type="currency" office:currency="EUR" office:value="0.06902">
            <text:p>0,07 €</text:p>
          </table:table-cell>
          <table:table-cell table:style-name="ce9" table:formula="of:=[.A37]*[.E37]" office:value-type="currency" office:currency="EUR" office:value="0.06902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</text:p>
          </table:table-cell>
          <table:table-cell table:style-name="ce6" office:value-type="float" office:value="10">
            <text:p>10</text:p>
          </table:table-cell>
          <table:table-cell table:style-name="ce5" office:value-type="string">
            <text:p>http://de.mouser.com/ProductDetail/Panasonic-Electronic-Components/ERJ-6GEYJ100V/?qs=sGAEpiMZZMvdGkrng054tw5%2fFYq5P%2fDo2SI8mXJB1oo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8]*[.E3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9]*[.E3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0]*[.E4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9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1]*[.E4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2]*[.E4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2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3]*[.E4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4]*[.E4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5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5]*[.E4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6]*[.E4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7]*[.E4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1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8]*[.E4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9]*[.E4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0]*[.E5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1]*[.E5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7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2]*[.E5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3]*[.E5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8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4]*[.E5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1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5]*[.E5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4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6]*[.E5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9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7]*[.E5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8]*[.E5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5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9]*[.E5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OIL_V_DIV_2</text:p>
          </table:table-cell>
          <table:table-cell table:style-name="ce6" office:value-type="string">
            <text:p>220 <text:span text:style-name="T1">&gt;0,25W</text:span>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0]*[.E6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CNT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1]*[.E6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ATA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2]*[.E6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63]*[.E63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</text:p>
          </table:table-cell>
          <table:table-cell table:style-name="ce7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4]*[.E64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7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5]*[.E65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8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6]*[.E66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7" office:value-type="float" office:value="490">
            <text:p>490</text:p>
          </table:table-cell>
          <table:table-cell table:style-name="ce5" office:value-type="string">
            <text:p>http://de.mouser.com/ProductDetail/Xicon/292-487-RC/?qs=sGAEpiMZZMvdGkrng054t9f8DIwRY5FXaVoOdNBj%2fmg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7]*[.E67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7" office:value-type="float" office:value="560">
            <text:p>560</text:p>
          </table:table-cell>
          <table:table-cell table:style-name="ce5" office:value-type="string">
            <text:p>http://de.mouser.com/ProductDetail/Panasonic-Electronic-Components/ERJ-6GEYJ561V/?qs=sGAEpiMZZMvdGkrng054tx7%2f6%252bNA3LAJXSxOhGNhnis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8]*[.E6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5</text:p>
          </table:table-cell>
          <table:table-cell table:style-name="ce7" office:value-type="float" office:value="565">
            <text:p>565</text:p>
          </table:table-cell>
          <table:table-cell table:style-name="ce5" office:value-type="string">
            <text:p>http://de.mouser.com/ProductDetail/Xicon/292-562-RC/?qs=sGAEpiMZZMvdGkrng054t0gHKpn%2fdT0BZMbL1vl8eaA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9]*[.E69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1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0]*[.E7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1]*[.E7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CK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2]*[.E7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CS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3]*[.E7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I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4]*[.E7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5]*[.E7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9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6]*[.E7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CL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7]*[.E7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DA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8]*[.E7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REF_L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9]*[.E7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D_PWR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80]*[.E8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S1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1]*[.E8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S2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2]*[.E82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5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3]*[.E8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6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4]*[.E8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7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5]*[.E8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LED_5V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6]*[.E8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28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7]*[.E8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TEMP_ALERT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8]*[.E8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LOW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9]*[.E8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EC_L1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0]*[.E9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EC_L2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1]*[.E9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0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2]*[.E9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3]*[.E9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SCK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4]*[.E9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CS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5]*[.E9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I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6]*[.E9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HIGH</text:p>
          </table:table-cell>
          <table:table-cell table:style-name="ce7" office:value-type="string">
            <text:p>2k </text:p>
          </table:table-cell>
          <table:table-cell table:style-name="ce5" office:value-type="string">
            <text:p>http://de.mouser.com/ProductDetail/Panasonic-Electronic-Components/ERJ-6GEYJ202V/?qs=sGAEpiMZZMvdGkrng054tw5%2fFYq5P%2fDodVu%2fzXiSmxQ%3d</text:p>
          </table:table-cell>
          <table:table-cell table:style-name="ce9" table:formula="of:=1.19*0.03" office:value-type="currency" office:currency="EUR" office:value="0.0357">
            <text:p>0,04 €</text:p>
          </table:table-cell>
          <table:table-cell table:style-name="ce9" table:formula="of:=[.A97]*[.E97]" office:value-type="currency" office:currency="EUR" office:value="0.035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8]*[.E98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DZ_DIV1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9]*[.E99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EXT4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100]*[.E100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7" office:value-type="string">
            <text:p>7k</text:p>
          </table:table-cell>
          <table:table-cell table:style-name="ce5" office:value-type="string">
            <text:p>http://de.mouser.com/ProductDetail/Xicon/292-715K-RC/?qs=sGAEpiMZZMvdGkrng054t9D9J%252biYiwNK1lLJgstsq4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1]*[.E10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_V_REF_H</text:p>
          </table:table-cell>
          <table:table-cell table:style-name="ce7" office:value-type="string">
            <text:p>82k</text:p>
          </table:table-cell>
          <table:table-cell table:style-name="ce5" office:value-type="string">
            <text:p>http://de.mouser.com/ProductDetail/Xicon/260-82K-RC/?qs=sGAEpiMZZMvdGkrng054t2K7laNvUZ0%252bVYe6BQbVD2o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2]*[.E102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RC</text:p>
          </table:table-cell>
          <table:table-cell table:style-name="ce7" office:value-type="string">
            <text:p>20k <text:s/><text:span text:style-name="T1">1%</text:span></text:p>
          </table:table-cell>
          <table:table-cell table:style-name="ce5" office:value-type="string">
            <text:p>http://de.mouser.com/ProductDetail/Bourns/CR0805-FX-2002ELF/?qs=sGAEpiMZZMvdGkrng054t3VembYjER8we0smGMhv9LA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3]*[.E103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42</text:p>
          </table:table-cell>
          <table:table-cell table:style-name="ce7" office:value-type="string">
            <text:p>n.B.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n.b.</text:p>
          </table:table-cell>
          <table:table-cell table:style-name="ce8" table:number-columns-repeated="2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LEDs, Bauform soweit nicht anders angegeben 0805 </text:p>
          </table:table-cell>
          <table:covered-table-cell table:number-columns-repeated="4"/>
          <table:covered-table-cell table:style-name="ce8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9]*[.E109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0]*[.E110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GPS_FIX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1]*[.E111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PWR_LED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2]*[.E112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RE_OIL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3]*[.E113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4]*[.E114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5]*[.E115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6]*[.E116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_BL_HB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7]*[.E117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9" table:formula="of:=1.19*0.553" office:value-type="currency" office:currency="EUR" office:value="0.65807">
            <text:p>0,66 €</text:p>
          </table:table-cell>
          <table:table-cell table:style-name="ce9" table:formula="of:=[.A118]*[.E118]" office:value-type="currency" office:currency="EUR" office:value="4.60649">
            <text:p>4,61 €</text:p>
          </table:table-cell>
          <table:table-cell table:style-name="ce11" office:value-type="string">
            <text:p>Bilex</text:p>
          </table:table-cell>
          <table:table-cell table:style-name="ce12" table:formula="of:=[.F118]" office:value-type="currency" office:currency="EUR" office:value="4.60649">
            <text:p>4,606 €</text:p>
          </table:table-cell>
          <table:table-cell table:number-columns-repeated="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R_GR_BL_L, D_GR_N,D_GR_BLR</text:p>
          </table:table-cell>
          <table:table-cell table:style-name="ce5" office:value-type="string">
            <text:p>LED 3.6V 30mA 1800mcA</text:p>
          </table:table-cell>
          <table:table-cell table:style-name="ce5" office:value-type="string">
            <text:p>http://de.mouser.com/ProductDetail/Cree-Inc/CLM4B-GKW-CWBYA693/?qs=3AcK5DacLbqCJqwggAponQ%3d%3d</text:p>
          </table:table-cell>
          <table:table-cell table:style-name="ce9" office:value-type="currency" office:currency="EUR" office:value="0.223">
            <text:p>0,22 €</text:p>
          </table:table-cell>
          <table:table-cell table:style-name="ce9" table:formula="of:=[.A119]*[.E119]" office:value-type="currency" office:currency="EUR" office:value="0.669">
            <text:p>0,67 €</text:p>
          </table:table-cell>
          <table:table-cell table:style-name="ce11" office:value-type="string">
            <text:p>Bilex</text:p>
          </table:table-cell>
          <table:table-cell table:style-name="ce12" table:formula="of:=[.F119]" office:value-type="currency" office:currency="EUR" office:value="0.669">
            <text:p>0,669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POINTER_WHITE</text:p>
          </table:table-cell>
          <table:table-cell table:style-name="ce5" office:value-type="string">
            <text:p>LED weiß 14ca</text:p>
          </table:table-cell>
          <table:table-cell table:style-name="ce5" office:value-type="string">
            <text:p>http://de.mouser.com/ProductDetail/Cree-Inc/CLP6B-WKW-CD0E0233/?qs=UHyCXFkX5EytcbWghQQ2DEJKNrmMit5o0EstijxeNKQ%3d</text:p>
          </table:table-cell>
          <table:table-cell table:style-name="ce9" office:value-type="currency" office:currency="EUR" office:value="0.685">
            <text:p>0,69 €</text:p>
          </table:table-cell>
          <table:table-cell table:style-name="ce9" table:formula="of:=[.A120]*[.E120]" office:value-type="currency" office:currency="EUR" office:value="0.685">
            <text:p>0,69 €</text:p>
          </table:table-cell>
          <table:table-cell table:style-name="ce11"/>
          <table:table-cell table:style-name="ce1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Dioden, Bauform soweit nicht anders angegeben SMB</text:p>
          </table:table-cell>
          <table:covered-table-cell table:number-columns-repeated="4"/>
          <table:covered-table-cell table:style-name="ce8"/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SMBZ5932B-E3-52/?qs=sGAEpiMZZMstCHp3EWKGl1EkEk9bRQ8ESkfp5BWHGIk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4]*[.E124]" office:value-type="currency" office:currency="EUR" office:value="0.37366">
            <text:p>0,37 €</text:p>
          </table:table-cell>
          <table:table-cell/>
          <table:table-cell table:style-name="ce13" table:formula="of:=[.F124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8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5]*[.E125]" office:value-type="currency" office:currency="EUR" office:value="0.37366">
            <text:p>0,37 €</text:p>
          </table:table-cell>
          <table:table-cell/>
          <table:table-cell table:style-name="ce13" table:formula="of:=[.F125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9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6]*[.E126]" office:value-type="currency" office:currency="EUR" office:value="0.37366">
            <text:p>0,37 €</text:p>
          </table:table-cell>
          <table:table-cell/>
          <table:table-cell table:style-name="ce13" table:formula="of:=[.F126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45</text:p>
          </table:table-cell>
          <table:table-cell table:style-name="ce5" office:value-type="string">
            <text:p>1SMB5936</text:p>
          </table:table-cell>
          <table:table-cell table:style-name="ce5" office:value-type="string">
            <text:p>http://de.mouser.com/ProductDetail/Taiwan-Semiconductor/1SMB5936/?qs=sGAEpiMZZMstCHp3EWKGlyJsG336mKN7iGDWQsQNgUk%3d</text:p>
          </table:table-cell>
          <table:table-cell table:style-name="ce9" table:formula="of:=1.19*0.239" office:value-type="currency" office:currency="EUR" office:value="0.28441">
            <text:p>0,28 €</text:p>
          </table:table-cell>
          <table:table-cell table:style-name="ce9" table:formula="of:=[.A127]*[.E127]" office:value-type="currency" office:currency="EUR" office:value="0.28441">
            <text:p>0,28 €</text:p>
          </table:table-cell>
          <table:table-cell/>
          <table:table-cell table:style-name="ce13" table:formula="of:=[.F127]" office:value-type="currency" office:currency="EUR" office:value="0.28441">
            <text:p>0,284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8]*[.E128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9]*[.E129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1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0]*[.E130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1]*[.E131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4"/>
          <table:covered-table-cell table:style-name="ce8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T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5]*[.E135]" office:value-type="currency" office:currency="EUR" office:value="0.09758">
            <text:p>0,10 €</text:p>
          </table:table-cell>
          <table:table-cell/>
          <table:table-cell table:style-name="ce13" table:formula="of:=[.F135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6]*[.E136]" office:value-type="currency" office:currency="EUR" office:value="0.09758">
            <text:p>0,10 €</text:p>
          </table:table-cell>
          <table:table-cell/>
          <table:table-cell table:style-name="ce13" table:formula="of:=[.F136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1x20 Stiftleiste RM 2,54mm</text:p>
          </table:table-cell>
          <table:table-cell table:style-name="ce5" office:value-type="string">
            <text:p>http://de.mouser.com/ProductDetail/FCI/68001-420HLF/?qs=sGAEpiMZZMtsLRyDR9nM1w6nqlNYS%252bmLdGRVSwRU3UM%3d</text:p>
          </table:table-cell>
          <table:table-cell table:style-name="ce9" table:formula="of:=0.39*1.19" office:value-type="currency" office:currency="EUR" office:value="0.4641">
            <text:p>0,46 €</text:p>
          </table:table-cell>
          <table:table-cell table:style-name="ce9" table:formula="of:=[.A137]*[.E137]" office:value-type="currency" office:currency="EUR" office:value="0.4641">
            <text:p>0,46 €</text:p>
          </table:table-cell>
          <table:table-cell/>
          <table:table-cell table:style-name="ce13" table:formula="of:=[.F137]" office:value-type="currency" office:currency="EUR" office:value="0.4641">
            <text:p>0,464 €</text:p>
          </table:table-cell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9" table:formula="of:=1.19*0.052" office:value-type="currency" office:currency="EUR" office:value="0.06188">
            <text:p>0,06 €</text:p>
          </table:table-cell>
          <table:table-cell table:style-name="ce9" table:formula="of:=[.A138]*[.E138]" office:value-type="currency" office:currency="EUR" office:value="0.18564">
            <text:p>0,19 €</text:p>
          </table:table-cell>
          <table:table-cell/>
          <table:table-cell table:style-name="ce13" table:formula="of:=[.F138]" office:value-type="currency" office:currency="EUR" office:value="0.18564">
            <text:p>0,186 €</text:p>
          </table:table-cell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JP1,JP2</text:p>
          </table:table-cell>
          <table:table-cell table:style-name="ce5" office:value-type="string">
            <text:p>2x3 Stiftleiste RM 2,54mm</text:p>
          </table:table-cell>
          <table:table-cell table:style-name="ce5" office:value-type="string">
            <text:p>http://de.mouser.com/ProductDetail/Harwin/M20-9980346/?qs=sGAEpiMZZMtsLRyDR9nM1%252bmess1WSkgVWfxa2%2fK5GZY%3d</text:p>
          </table:table-cell>
          <table:table-cell table:style-name="ce9" table:formula="of:=1.19*0.25" office:value-type="currency" office:currency="EUR" office:value="0.2975">
            <text:p>0,30 €</text:p>
          </table:table-cell>
          <table:table-cell table:style-name="ce9" table:formula="of:=[.A139]*[.E139]" office:value-type="currency" office:currency="EUR" office:value="0.595">
            <text:p>0,6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34">
            <text:p>0,34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DC3.3</text:p>
          </table:table-cell>
          <table:table-cell table:style-name="ce5" office:value-type="string">
            <text:p>LXDC2HL33A-055</text:p>
          </table:table-cell>
          <table:table-cell table:style-name="ce5" office:value-type="string">
            <text:p>http://de.mouser.com/ProductDetail/Murata/LXDC2HL33A-055/?qs=J1R1puj4KiEedLLa5zzbjMr3JfpUBN0acUDIRRUE71A%3D</text:p>
          </table:table-cell>
          <table:table-cell table:style-name="ce9" office:value-type="currency" office:currency="EUR" office:value="2.55">
            <text:p>2,55 €</text:p>
          </table:table-cell>
          <table:table-cell table:style-name="ce9" table:formula="of:=[.A140]*[.E140]" office:value-type="currency" office:currency="EUR" office:value="2.55">
            <text:p>2,55 €</text:p>
          </table:table-cell>
          <table:table-cell/>
          <table:table-cell table:style-name="ce13" table:formula="of:=[.F140]" office:value-type="currency" office:currency="EUR" office:value="2.55">
            <text:p>2,5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Atmega2560, TQFP100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9" table:formula="of:=14.52*1.2" office:value-type="currency" office:currency="EUR" office:value="17.424">
            <text:p>17,42 €</text:p>
          </table:table-cell>
          <table:table-cell table:style-name="ce9" table:formula="of:=[.A141]*[.E141]" office:value-type="currency" office:currency="EUR" office:value="17.424">
            <text:p>17,4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11.12">
            <text:p>11,12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, TQFP32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9" table:formula="of:=2.1*1.19" office:value-type="currency" office:currency="EUR" office:value="2.499">
            <text:p>2,50 €</text:p>
          </table:table-cell>
          <table:table-cell table:style-name="ce9" table:formula="of:=[.A142]*[.E142]" office:value-type="currency" office:currency="EUR" office:value="2.499">
            <text:p>2,5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2.97">
            <text:p>2,97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9" table:formula="of:=0.82*1.19" office:value-type="currency" office:currency="EUR" office:value="0.9758">
            <text:p>0,98 €</text:p>
          </table:table-cell>
          <table:table-cell table:style-name="ce9" table:formula="of:=[.A143]*[.E143]" office:value-type="currency" office:currency="EUR" office:value="0.9758">
            <text:p>0,98 €</text:p>
          </table:table-cell>
          <table:table-cell/>
          <table:table-cell table:style-name="ce13" table:formula="of:=[.F143]" office:value-type="currency" office:currency="EUR" office:value="0.9758">
            <text:p>0,976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9" table:formula="of:=1.19*0.546" office:value-type="currency" office:currency="EUR" office:value="0.64974">
            <text:p>0,65 €</text:p>
          </table:table-cell>
          <table:table-cell table:style-name="ce9" table:formula="of:=[.A144]*[.E144]" office:value-type="currency" office:currency="EUR" office:value="0.64974">
            <text:p>0,65 €</text:p>
          </table:table-cell>
          <table:table-cell/>
          <table:table-cell table:style-name="ce13" table:formula="of:=[.F144]" office:value-type="currency" office:currency="EUR" office:value="0.64974">
            <text:p>0,6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style-name="ce9" table:formula="of:=[.A145]*[.E145]" office:value-type="currency" office:currency="EUR" office:value="13.5">
            <text:p>13,50 €</text:p>
          </table:table-cell>
          <table:table-cell/>
          <table:table-cell table:style-name="ce13" table:formula="of:=[.F145]" office:value-type="currency" office:currency="EUR" office:value="13.5">
            <text:p>13,50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9" office:value-type="currency" office:currency="EUR" office:value="6.75">
            <text:p>6,75 €</text:p>
          </table:table-cell>
          <table:table-cell table:style-name="ce9" table:formula="of:=[.A146]*[.E146]" office:value-type="currency" office:currency="EUR" office:value="6.75">
            <text:p>6,75 €</text:p>
          </table:table-cell>
          <table:table-cell/>
          <table:table-cell table:style-name="ce13" table:formula="of:=[.F146]" office:value-type="currency" office:currency="EUR" office:value="6.75">
            <text:p>6,7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9" office:value-type="currency" office:currency="EUR" office:value="28.05">
            <text:p>28,05 €</text:p>
          </table:table-cell>
          <table:table-cell table:style-name="ce9" table:formula="of:=[.A147]*[.E147]" office:value-type="currency" office:currency="EUR" office:value="28.05">
            <text:p>28,05 €</text:p>
          </table:table-cell>
          <table:table-cell/>
          <table:table-cell table:style-name="ce13" table:formula="of:=[.F147]" office:value-type="currency" office:currency="EUR" office:value="28.05">
            <text:p>28,050 €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 office:value-type="float" office:value="14">
            <text:p>14</text:p>
          </table:table-cell>
          <table:table-cell table:style-name="ce8" table:formula="of:=[.A148]*[.E148]" office:value-type="currency" office:currency="EUR" office:value="14">
            <text:p>14,00 €</text:p>
          </table:table-cell>
          <table:table-cell/>
          <table:table-cell table:style-name="ce13" table:formula="of:=[.F148]" office:value-type="currency" office:currency="EUR" office:value="14">
            <text:p>14,00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9" table:formula="of:=1.19*1.05" office:value-type="currency" office:currency="EUR" office:value="1.2495">
            <text:p>1,25 €</text:p>
          </table:table-cell>
          <table:table-cell table:style-name="ce9" table:formula="of:=[.A149]*[.E149]" office:value-type="currency" office:currency="EUR" office:value="1.2495">
            <text:p>1,25 €</text:p>
          </table:table-cell>
          <table:table-cell/>
          <table:table-cell table:style-name="ce13" table:formula="of:=[.F149]" office:value-type="currency" office:currency="EUR" office:value="1.2495">
            <text:p>1,2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ediaTek MT3339 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style-name="ce9" table:formula="of:=[.A150]*[.E150]" office:value-type="currency" office:currency="EUR" office:value="23.1">
            <text:p>23,10 €</text:p>
          </table:table-cell>
          <table:table-cell/>
          <table:table-cell table:style-name="ce13" table:formula="of:=[.F150]" office:value-type="currency" office:currency="EUR" office:value="23.1">
            <text:p>23,100 €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5" table:number-columns-repeated="3"/>
          <table:table-cell table:style-name="ce9" table:number-columns-repeated="2"/>
          <table:table-cell/>
          <table:table-cell table:style-name="ce13"/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9" table:formula="of:=1.19*0.231" office:value-type="currency" office:currency="EUR" office:value="0.27489">
            <text:p>0,27 €</text:p>
          </table:table-cell>
          <table:table-cell table:style-name="ce9" table:formula="of:=[.A152]*[.E152]" office:value-type="currency" office:currency="EUR" office:value="0.54978">
            <text:p>0,55 €</text:p>
          </table:table-cell>
          <table:table-cell/>
          <table:table-cell table:style-name="ce13" table:formula="of:=[.F152]" office:value-type="currency" office:currency="EUR" office:value="0.54978">
            <text:p>0,5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9" table:formula="of:=0.34*2.05" office:value-type="currency" office:currency="EUR" office:value="0.697">
            <text:p>0,70 €</text:p>
          </table:table-cell>
          <table:table-cell table:style-name="ce9" table:formula="of:=[.A153]*[.E153]" office:value-type="currency" office:currency="EUR" office:value="0.697">
            <text:p>0,7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56">
            <text:p>0,256 €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9" table:formula="of:=1.19*0.229" office:value-type="currency" office:currency="EUR" office:value="0.27251">
            <text:p>0,27 €</text:p>
          </table:table-cell>
          <table:table-cell table:style-name="ce9" table:formula="of:=[.A154]*[.E154]" office:value-type="currency" office:currency="EUR" office:value="1.09004">
            <text:p>1,09 €</text:p>
          </table:table-cell>
          <table:table-cell/>
          <table:table-cell table:style-name="ce13" table:formula="of:=[.F154]" office:value-type="currency" office:currency="EUR" office:value="1.09004">
            <text:p>1,09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9" table:formula="of:=1.19*0.44" office:value-type="currency" office:currency="EUR" office:value="0.5236">
            <text:p>0,52 €</text:p>
          </table:table-cell>
          <table:table-cell table:style-name="ce9" table:formula="of:=[.A155]*[.E155]" office:value-type="currency" office:currency="EUR" office:value="0.5236">
            <text:p>0,5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5">
            <text:p>0,15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9" table:formula="of:=0.211*1.19" office:value-type="currency" office:currency="EUR" office:value="0.25109">
            <text:p>0,25 €</text:p>
          </table:table-cell>
          <table:table-cell table:style-name="ce9" table:formula="of:=[.A156]*[.E156]" office:value-type="currency" office:currency="EUR" office:value="0.25109">
            <text:p>0,25 €</text:p>
          </table:table-cell>
          <table:table-cell/>
          <table:table-cell table:style-name="ce13" table:formula="of:=[.F156]" office:value-type="currency" office:currency="EUR" office:value="0.25109">
            <text:p>0,251 €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5" table:number-columns-repeated="3"/>
          <table:table-cell table:style-name="ce9" table:number-columns-repeated="2"/>
          <table:table-cell/>
          <table:table-cell table:style-name="ce13"/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9" table:formula="of:=1.19*3.2" office:value-type="currency" office:currency="EUR" office:value="3.808">
            <text:p>3,81 €</text:p>
          </table:table-cell>
          <table:table-cell table:style-name="ce9" table:formula="of:=[.A158]*[.E158]" office:value-type="currency" office:currency="EUR" office:value="3.808">
            <text:p>3,81 €</text:p>
          </table:table-cell>
          <table:table-cell/>
          <table:table-cell table:style-name="ce13" table:formula="of:=[.F158]" office:value-type="currency" office:currency="EUR" office:value="3.808">
            <text:p>3,808 €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5" table:number-columns-repeated="3"/>
          <table:table-cell table:style-name="ce9"/>
          <table:table-cell table:style-name="ce9" table:formula="of:=[.A159]*[.E159]" office:value-type="currency" office:currency="EUR" office:value="0">
            <text:p>0,00 €</text:p>
          </table:table-cell>
          <table:table-cell/>
          <table:table-cell table:style-name="ce13" table:formula="of:=[.F159]" office:value-type="currency" office:currency="EUR" office:value="0">
            <text:p>0,000 €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/>
          <table:table-cell table:style-name="ce5" office:value-type="string">
            <text:p>Platinenabstandshalter</text:p>
          </table:table-cell>
          <table:table-cell table:style-name="ce5" office:value-type="string">
            <text:p>http://de.mouser.com/ProductDetail/RAF-Electronic-Hardware/M0503-25-AL/?qs=dwkm%252bGAHGA1bK4a1zAKzGvwoOHPggjsN0aOsH4qSicg%3d</text:p>
          </table:table-cell>
          <table:table-cell table:style-name="ce9" office:value-type="currency" office:currency="EUR" office:value="0.3">
            <text:p>0,30 €</text:p>
          </table:table-cell>
          <table:table-cell table:style-name="ce9" table:formula="of:=[.A160]*[.E160]" office:value-type="currency" office:currency="EUR" office:value="1.2">
            <text:p>1,20 €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3" office:value-type="string" table:number-columns-spanned="6" table:number-rows-spanned="1">
            <text:p>Spulen</text:p>
          </table:table-cell>
          <table:covered-table-cell table:number-columns-repeated="4"/>
          <table:covered-table-cell table:style-name="ce8"/>
          <table:table-cell table:number-columns-repeated="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9" table:formula="of:=1.19*0.165" office:value-type="currency" office:currency="EUR" office:value="0.19635">
            <text:p>0,20 €</text:p>
          </table:table-cell>
          <table:table-cell table:style-name="ce9" table:formula="of:=[.A163]*[.E163]" office:value-type="currency" office:currency="EUR" office:value="0.19635">
            <text:p>0,2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3">
            <text:p>0,030 €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9" table:formula="of:=0.67*1.19" office:value-type="currency" office:currency="EUR" office:value="0.7973">
            <text:p>0,80 €</text:p>
          </table:table-cell>
          <table:table-cell table:style-name="ce9" table:formula="of:=[.A164]*[.E164]" office:value-type="currency" office:currency="EUR" office:value="0.7973">
            <text:p>0,80 €</text:p>
          </table:table-cell>
          <table:table-cell/>
          <table:table-cell table:style-name="ce13" table:formula="of:=[.F164]" office:value-type="currency" office:currency="EUR" office:value="0.7973">
            <text:p>0,797 €</text:p>
          </table:table-cell>
          <table:table-cell table:number-columns-repeated="2"/>
        </table:table-row>
        <table:table-row table:style-name="ro1" table:number-rows-repeated="65372">
          <table:table-cell table:number-columns-repeated="5"/>
          <table:table-cell table:style-name="ce8"/>
          <table:table-cell table:number-columns-repeated="4"/>
        </table:table-row>
        <table:table-row table:style-name="ro1" table:number-rows-repeated="98303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atrick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Bluetooth</text:p>
          </table:table-cell>
          <table:table-cell table:formula="of:=27.3/2" office:value-type="float" office:value="13.65">
            <text:p>13,65</text:p>
          </table:table-cell>
          <table:table-cell/>
          <table:table-cell office:value-type="string">
            <text:p>Summe</text:p>
          </table:table-cell>
          <table:table-cell table:formula="of:=SUM([.B1:.B99])" office:value-type="float" office:value="74.94">
            <text:p>74,94</text:p>
          </table:table-cell>
        </table:table-row>
        <table:table-row table:style-name="ro2">
          <table:table-cell office:value-type="string">
            <text:p>Mouserparts</text:p>
          </table:table-cell>
          <table:table-cell table:formula="of:=99.5/2" office:value-type="float" office:value="49.75">
            <text:p>49,75</text:p>
          </table:table-cell>
          <table:table-cell table:number-columns-repeated="3"/>
        </table:table-row>
        <table:table-row table:style-name="ro2">
          <table:table-cell office:value-type="string">
            <text:p>Atmega</text:p>
          </table:table-cell>
          <table:table-cell table:formula="of:=23.08/2" office:value-type="float" office:value="11.54">
            <text:p>11,54</text:p>
          </table:table-cell>
          <table:table-cell table:number-columns-repeated="3"/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1_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1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988" table:default-cell-style-name="Default"/>
        <table:table-row table:style-name="ro2">
          <table:table-cell table:style-name="ce14" office:value-type="string">
            <text:p>Menge</text:p>
          </table:table-cell>
          <table:table-cell table:style-name="ce14" office:value-type="string">
            <text:p>Wert</text:p>
          </table:table-cell>
          <table:table-cell table:style-name="ce14" office:value-type="string">
            <text:p>Device</text:p>
          </table:table-cell>
          <table:table-cell table:style-name="ce14" office:value-type="string">
            <text:p>Bauteile</text:p>
          </table:table-cell>
          <table:table-cell table:style-name="ce14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R</text:p>
          </table:table-cell>
          <table:table-cell office:value-type="string">
            <text:p>R0805</text:p>
          </table:table-cell>
          <table:table-cell office:value-type="string">
            <text:p>R_L3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_GPS_LED,</text:p>
          </table:table-cell>
          <table:table-cell office:value-type="string">
            <text:p>R_L0,</text:p>
          </table:table-cell>
          <table:table-cell office:value-type="string">
            <text:p>R_L1,</text:p>
          </table:table-cell>
          <table:table-cell office:value-type="string">
            <text:p>R_L2,</text:p>
          </table:table-cell>
          <table:table-cell office:value-type="string">
            <text:p>R_SCL_UP,</text:p>
          </table:table-cell>
          <table:table-cell office:value-type="string">
            <text:p>R_SDA_UP,</text:p>
          </table:table-cell>
          <table:table-cell office:value-type="string">
            <text:p>R_TEMP_ALERT,</text:p>
          </table:table-cell>
          <table:table-cell office:value-type="string">
            <text:p>R_V_LOW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2</text:p>
          </table:table-cell>
          <table:table-cell office:value-type="string">
            <text:p>R0805</text:p>
          </table:table-cell>
          <table:table-cell office:value-type="string">
            <text:p>R_TX_UP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0805</text:p>
          </table:table-cell>
          <table:table-cell office:value-type="string">
            <text:p>R_LED_5V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string">
            <text:p>R0805</text:p>
          </table:table-cell>
          <table:table-cell office:value-type="string">
            <text:p>R_V_HIGH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_TX_DOW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k3</text:p>
          </table:table-cell>
          <table:table-cell office:value-type="string">
            <text:p>R0805</text:p>
          </table:table-cell>
          <table:table-cell office:value-type="string">
            <text:p>R_DZ_DOWN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k</text:p>
          </table:table-cell>
          <table:table-cell office:value-type="string">
            <text:p>R0805</text:p>
          </table:table-cell>
          <table:table-cell office:value-type="string">
            <text:p>R_REED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R</text:p>
          </table:table-cell>
          <table:table-cell office:value-type="string">
            <text:p>R0805</text:p>
          </table:table-cell>
          <table:table-cell office:value-type="string">
            <text:p>AT8_REF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_FLASHL,</text:p>
          </table:table-cell>
          <table:table-cell office:value-type="string">
            <text:p>R_FLASHR,</text:p>
          </table:table-cell>
          <table:table-cell office:value-type="string">
            <text:p>R_HB,</text:p>
          </table:table-cell>
          <table:table-cell office:value-type="string">
            <text:p>R_RES_UP,</text:p>
          </table:table-cell>
          <table:table-cell office:value-type="string">
            <text:p>R_SD_PWR_UP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4R</text:p>
          </table:table-cell>
          <table:table-cell office:value-type="string">
            <text:p>R0805</text:p>
          </table:table-cell>
          <table:table-cell office:value-type="string">
            <text:p>R_B_LED_0,</text:p>
          </table:table-cell>
          <table:table-cell office:value-type="string">
            <text:p>R_G_LED_0,</text:p>
          </table:table-cell>
          <table:table-cell office:value-type="string">
            <text:p>R_R_LED_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90R</text:p>
          </table:table-cell>
          <table:table-cell office:value-type="string">
            <text:p>R0805</text:p>
          </table:table-cell>
          <table:table-cell office:value-type="string">
            <text:p>R_HIGHB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5R</text:p>
          </table:table-cell>
          <table:table-cell office:value-type="string">
            <text:p>R0805</text:p>
          </table:table-cell>
          <table:table-cell office:value-type="string">
            <text:p>R_OIL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3R</text:p>
          </table:table-cell>
          <table:table-cell office:value-type="string">
            <text:p>R0805</text:p>
          </table:table-cell>
          <table:table-cell office:value-type="string">
            <text:p>R_BL_L,</text:p>
          </table:table-cell>
          <table:table-cell office:value-type="string">
            <text:p>R_BL_R,</text:p>
          </table:table-cell>
          <table:table-cell office:value-type="string">
            <text:p>R_N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90R</text:p>
          </table:table-cell>
          <table:table-cell office:value-type="string">
            <text:p>R0805</text:p>
          </table:table-cell>
          <table:table-cell office:value-type="string">
            <text:p>R_B_LED_1,</text:p>
          </table:table-cell>
          <table:table-cell office:value-type="string">
            <text:p>R_B_LED_2,</text:p>
          </table:table-cell>
          <table:table-cell office:value-type="string">
            <text:p>R_B_LED_3,</text:p>
          </table:table-cell>
          <table:table-cell office:value-type="string">
            <text:p>R_B_LED_4,</text:p>
          </table:table-cell>
          <table:table-cell office:value-type="string">
            <text:p>R_B_LED_5,</text:p>
          </table:table-cell>
          <table:table-cell office:value-type="string">
            <text:p>R_B_LED_6,</text:p>
          </table:table-cell>
          <table:table-cell office:value-type="string">
            <text:p>R_G_LED_1,</text:p>
          </table:table-cell>
          <table:table-cell office:value-type="string">
            <text:p>R_G_LED_2,</text:p>
          </table:table-cell>
          <table:table-cell office:value-type="string">
            <text:p>R_G_LED_3,</text:p>
          </table:table-cell>
          <table:table-cell office:value-type="string">
            <text:p>R_G_LED_4,</text:p>
          </table:table-cell>
          <table:table-cell office:value-type="string">
            <text:p>R_G_LED_5,</text:p>
          </table:table-cell>
          <table:table-cell office:value-type="string">
            <text:p>R_G_LED_6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0R</text:p>
          </table:table-cell>
          <table:table-cell office:value-type="string">
            <text:p>R0805</text:p>
          </table:table-cell>
          <table:table-cell office:value-type="string">
            <text:p>R_R_LED_1,</text:p>
          </table:table-cell>
          <table:table-cell office:value-type="string">
            <text:p>R_R_LED_2,</text:p>
          </table:table-cell>
          <table:table-cell office:value-type="string">
            <text:p>R_R_LED_3,</text:p>
          </table:table-cell>
          <table:table-cell office:value-type="string">
            <text:p>R_R_LED_4,</text:p>
          </table:table-cell>
          <table:table-cell office:value-type="string">
            <text:p>R_R_LED_5,</text:p>
          </table:table-cell>
          <table:table-cell office:value-type="string">
            <text:p>R_R_LED_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string">
            <text:p>R0805</text:p>
          </table:table-cell>
          <table:table-cell office:value-type="string">
            <text:p>R_OIL_UP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90R</text:p>
          </table:table-cell>
          <table:table-cell office:value-type="string">
            <text:p>R0805</text:p>
          </table:table-cell>
          <table:table-cell office:value-type="string">
            <text:p>R_WATER_UP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k</text:p>
          </table:table-cell>
          <table:table-cell office:value-type="string">
            <text:p>R0805</text:p>
          </table:table-cell>
          <table:table-cell office:value-type="string">
            <text:p>R_DZ,</text:p>
          </table:table-cell>
          <table:table-cell office:value-type="string">
            <text:p>R_FLASHL_DOWN,</text:p>
          </table:table-cell>
          <table:table-cell office:value-type="string">
            <text:p>R_FLASHR_DOWN,</text:p>
          </table:table-cell>
          <table:table-cell office:value-type="string">
            <text:p>R_HB_DOWN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.b.</text:p>
          </table:table-cell>
          <table:table-cell office:value-type="string">
            <text:p>R0805</text:p>
          </table:table-cell>
          <table:table-cell office:value-type="string">
            <text:p>R_E0_0,</text:p>
          </table:table-cell>
          <table:table-cell office:value-type="string">
            <text:p>R_E0_2,</text:p>
          </table:table-cell>
          <table:table-cell office:value-type="string">
            <text:p>R_E0_4,</text:p>
          </table:table-cell>
          <table:table-cell office:value-type="string">
            <text:p>R_E1_0,</text:p>
          </table:table-cell>
          <table:table-cell office:value-type="string">
            <text:p>R_E1_2,</text:p>
          </table:table-cell>
          <table:table-cell office:value-type="string">
            <text:p>R_E1_4,</text:p>
          </table:table-cell>
          <table:table-cell office:value-type="string">
            <text:p>R_E2_0,</text:p>
          </table:table-cell>
          <table:table-cell office:value-type="string">
            <text:p>R_E2_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SUM([.A2:.A23])" office:value-type="float" office:value="61">
            <text:p>61</text:p>
          </table:table-cell>
          <table:table-cell office:value-type="float" office:value="0.005">
            <text:p>0,01</text:p>
          </table:table-cell>
          <table:table-cell table:formula="of:=[.B24]*[.A24]" office:value-type="float" office:value="0.305">
            <text:p>0,3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µ2/100V</text:p>
          </table:table-cell>
          <table:table-cell office:value-type="string">
            <text:p>C0805</text:p>
          </table:table-cell>
          <table:table-cell office:value-type="string">
            <text:p>C39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.7µF</text:p>
          </table:table-cell>
          <table:table-cell office:value-type="string">
            <text:p>C0805</text:p>
          </table:table-cell>
          <table:table-cell office:value-type="string">
            <text:p>C4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office:value-type="string">
            <text:p>C0805</text:p>
          </table:table-cell>
          <table:table-cell office:value-type="string">
            <text:p>C6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p</text:p>
          </table:table-cell>
          <table:table-cell office:value-type="string">
            <text:p>C0805</text:p>
          </table:table-cell>
          <table:table-cell office:value-type="string">
            <text:p>C35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n/20V</text:p>
          </table:table-cell>
          <table:table-cell office:value-type="string">
            <text:p>C0805</text:p>
          </table:table-cell>
          <table:table-cell office:value-type="string">
            <text:p>C11,</text:p>
          </table:table-cell>
          <table:table-cell office:value-type="string">
            <text:p>C18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100nF</text:p>
          </table:table-cell>
          <table:table-cell office:value-type="string">
            <text:p>C0805</text:p>
          </table:table-cell>
          <table:table-cell office:value-type="string">
            <text:p>C1,</text:p>
          </table:table-cell>
          <table:table-cell office:value-type="string">
            <text:p>C2,</text:p>
          </table:table-cell>
          <table:table-cell office:value-type="string">
            <text:p>C3,</text:p>
          </table:table-cell>
          <table:table-cell office:value-type="string">
            <text:p>C5,</text:p>
          </table:table-cell>
          <table:table-cell office:value-type="string">
            <text:p>C7,</text:p>
          </table:table-cell>
          <table:table-cell office:value-type="string">
            <text:p>C8,</text:p>
          </table:table-cell>
          <table:table-cell office:value-type="string">
            <text:p>C9,</text:p>
          </table:table-cell>
          <table:table-cell office:value-type="string">
            <text:p>C10,</text:p>
          </table:table-cell>
          <table:table-cell office:value-type="string">
            <text:p>C12,</text:p>
          </table:table-cell>
          <table:table-cell office:value-type="string">
            <text:p>C13,</text:p>
          </table:table-cell>
          <table:table-cell office:value-type="string">
            <text:p>C14,</text:p>
          </table:table-cell>
          <table:table-cell office:value-type="string">
            <text:p>C15,</text:p>
          </table:table-cell>
          <table:table-cell office:value-type="string">
            <text:p>C16,</text:p>
          </table:table-cell>
          <table:table-cell office:value-type="string">
            <text:p>C17,</text:p>
          </table:table-cell>
          <table:table-cell office:value-type="string">
            <text:p>C19,</text:p>
          </table:table-cell>
          <table:table-cell office:value-type="string">
            <text:p>C20,</text:p>
          </table:table-cell>
          <table:table-cell office:value-type="string">
            <text:p>C21,</text:p>
          </table:table-cell>
          <table:table-cell office:value-type="string">
            <text:p>C22,</text:p>
          </table:table-cell>
          <table:table-cell office:value-type="string">
            <text:p>C23,</text:p>
          </table:table-cell>
          <table:table-cell office:value-type="string">
            <text:p>C24,</text:p>
          </table:table-cell>
          <table:table-cell office:value-type="string">
            <text:p>C25,</text:p>
          </table:table-cell>
          <table:table-cell office:value-type="string">
            <text:p>C26,</text:p>
          </table:table-cell>
          <table:table-cell office:value-type="string">
            <text:p>C27,</text:p>
          </table:table-cell>
          <table:table-cell office:value-type="string">
            <text:p>C28,</text:p>
          </table:table-cell>
          <table:table-cell office:value-type="string">
            <text:p>C29,</text:p>
          </table:table-cell>
          <table:table-cell office:value-type="string">
            <text:p>C30,</text:p>
          </table:table-cell>
          <table:table-cell office:value-type="string">
            <text:p>C31,</text:p>
          </table:table-cell>
          <table:table-cell office:value-type="string">
            <text:p>C32,</text:p>
          </table:table-cell>
          <table:table-cell office:value-type="string">
            <text:p>C33,</text:p>
          </table:table-cell>
          <table:table-cell office:value-type="string">
            <text:p>C34,</text:p>
          </table:table-cell>
          <table:table-cell office:value-type="string">
            <text:p>C36,</text:p>
          </table:table-cell>
          <table:table-cell office:value-type="string">
            <text:p>GPS_C1,</text:p>
          </table:table-cell>
          <table:table-cell office:value-type="string">
            <text:p>GPS_C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20µF/16V</text:p>
          </table:table-cell>
          <table:table-cell office:value-type="string">
            <text:p>C_SMD_SMP</text:p>
          </table:table-cell>
          <table:table-cell office:value-type="string">
            <text:p>CP1,</text:p>
          </table:table-cell>
          <table:table-cell office:value-type="string">
            <text:p>CP2,</text:p>
          </table:table-cell>
          <table:table-cell office:value-type="string">
            <text:p>CP3,</text:p>
          </table:table-cell>
          <table:table-cell office:value-type="string">
            <text:p>CP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.5V</text:p>
          </table:table-cell>
          <table:table-cell office:value-type="string">
            <text:p>ZENER-DIODESOT23</text:p>
          </table:table-cell>
          <table:table-cell office:value-type="string">
            <text:p>D1,</text:p>
          </table:table-cell>
          <table:table-cell office:value-type="string">
            <text:p>D2,</text:p>
          </table:table-cell>
          <table:table-cell office:value-type="string">
            <text:p>D3,</text:p>
          </table:table-cell>
          <table:table-cell office:value-type="string">
            <text:p>D8,</text:p>
          </table:table-cell>
          <table:table-cell office:value-type="string">
            <text:p>D10,</text:p>
          </table:table-cell>
          <table:table-cell office:value-type="string">
            <text:p>D13,</text:p>
          </table:table-cell>
          <table:table-cell office:value-type="string">
            <text:p>D20,</text:p>
          </table:table-cell>
          <table:table-cell office:value-type="string">
            <text:p>D21,</text:p>
          </table:table-cell>
          <table:table-cell office:value-type="string">
            <text:p>D22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V-Zdiode</text:p>
          </table:table-cell>
          <table:table-cell office:value-type="string">
            <text:p>ZENER-DIODESOT23</text:p>
          </table:table-cell>
          <table:table-cell office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8-MMBZ5232B-V</text:p>
          </table:table-cell>
          <table:table-cell office:value-type="string">
            <text:p>ZENER-DIODESOT23</text:p>
          </table:table-cell>
          <table:table-cell office:value-type="string">
            <text:p>D18,</text:p>
          </table:table-cell>
          <table:table-cell office:value-type="string">
            <text:p>D_P_EX_D2,</text:p>
          </table:table-cell>
          <table:table-cell office:value-type="string">
            <text:p>D_P_MCCOI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V-Zdiode</text:p>
          </table:table-cell>
          <table:table-cell office:value-type="string">
            <text:p>ZENER-DIODESOD80C</text:p>
          </table:table-cell>
          <table:table-cell office:value-type="string">
            <text:p>D12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24T3G</text:p>
          </table:table-cell>
          <table:table-cell office:value-type="string">
            <text:p>D-SSMB-A+K</text:p>
          </table:table-cell>
          <table:table-cell office:value-type="string">
            <text:p>D_VERPOL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D0805</text:p>
          </table:table-cell>
          <table:table-cell office:value-type="string">
            <text:p>D_L0,</text:p>
          </table:table-cell>
          <table:table-cell office:value-type="string">
            <text:p>D_L1,</text:p>
          </table:table-cell>
          <table:table-cell office:value-type="string">
            <text:p>D_L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NHD-1X2</text:p>
          </table:table-cell>
          <table:table-cell office:value-type="string">
            <text:p>RX,</text:p>
          </table:table-cell>
          <table:table-cell office:value-type="string">
            <text:p>TX,</text:p>
          </table:table-cell>
          <table:table-cell office:value-type="string">
            <text:p>TX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-TASTERECO-DIAGONAL</text:p>
          </table:table-cell>
          <table:table-cell office:value-type="string">
            <text:p>S1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1A</text:p>
          </table:table-cell>
          <table:table-cell office:value-type="string">
            <text:p>POLY_FUSE</text:p>
          </table:table-cell>
          <table:table-cell office:value-type="string">
            <text:p>12V_F1</text:p>
          </table:table-cell>
          <table:table-cell table:number-columns-repeated="1020"/>
        </table:table-row>
        <table:table-row table:style-name="ro1">
          <table:table-cell table:style-name="ce15" office:value-type="float" office:value="4">
            <text:p>4</text:p>
          </table:table-cell>
          <table:table-cell table:style-name="ce15" office:value-type="string">
            <text:p>1k2</text:p>
          </table:table-cell>
          <table:table-cell table:style-name="ce15" office:value-type="string">
            <text:p>R-EU_M0805</text:p>
          </table:table-cell>
          <table:table-cell table:style-name="ce15" office:value-type="string">
            <text:p>RX_H,</text:p>
          </table:table-cell>
          <table:table-cell table:style-name="ce15" office:value-type="string">
            <text:p>R_CS_H,</text:p>
          </table:table-cell>
          <table:table-cell table:style-name="ce15" office:value-type="string">
            <text:p>R_DI_H,</text:p>
          </table:table-cell>
          <table:table-cell table:style-name="ce15" office:value-type="string">
            <text:p>R_SCK_H</text:p>
          </table:table-cell>
          <table:table-cell table:number-columns-repeated="1017"/>
        </table:table-row>
        <table:table-row table:style-name="ro1">
          <table:table-cell table:style-name="ce15" office:value-type="float" office:value="4">
            <text:p>4</text:p>
          </table:table-cell>
          <table:table-cell table:style-name="ce15" office:value-type="string">
            <text:p>2k7</text:p>
          </table:table-cell>
          <table:table-cell table:style-name="ce15" office:value-type="string">
            <text:p>R-EU_M0805</text:p>
          </table:table-cell>
          <table:table-cell table:style-name="ce15" office:value-type="string">
            <text:p>RX_L,</text:p>
          </table:table-cell>
          <table:table-cell table:style-name="ce15" office:value-type="string">
            <text:p>R_CS_L,</text:p>
          </table:table-cell>
          <table:table-cell table:style-name="ce15" office:value-type="string">
            <text:p>R_DI_L,</text:p>
          </table:table-cell>
          <table:table-cell table:style-name="ce15" office:value-type="string">
            <text:p>R_SCK_L</text:p>
          </table:table-cell>
          <table:table-cell table:number-columns-repeated="1017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string">
            <text:p>5k</text:p>
          </table:table-cell>
          <table:table-cell table:style-name="ce15" office:value-type="string">
            <text:p>/</text:p>
          </table:table-cell>
          <table:table-cell table:style-name="ce15" office:value-type="string">
            <text:p>n.b.</text:p>
          </table:table-cell>
          <table:table-cell table:style-name="ce15" office:value-type="string">
            <text:p>(Reed)</text:p>
          </table:table-cell>
          <table:table-cell table:style-name="ce15" office:value-type="string">
            <text:p>R0805</text:p>
          </table:table-cell>
          <table:table-cell table:style-name="ce15" office:value-type="string">
            <text:p>R_REED_DOWN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µH</text:p>
          </table:table-cell>
          <table:table-cell office:value-type="string">
            <text:p>1A</text:p>
          </table:table-cell>
          <table:table-cell office:value-type="string">
            <text:p>LPD54</text:p>
          </table:table-cell>
          <table:table-cell office:value-type="string">
            <text:p>L8</text:p>
          </table:table-cell>
          <table:table-cell table:number-columns-repeated="1019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15" office:value-type="string">
            <text:p>220R</text:p>
          </table:table-cell>
          <table:table-cell table:style-name="ce15" office:value-type="string">
            <text:p>R-EU_M0805</text:p>
          </table:table-cell>
          <table:table-cell table:style-name="ce15" office:value-type="string">
            <text:p>R_CNT,</text:p>
          </table:table-cell>
          <table:table-cell table:style-name="ce15" office:value-type="string">
            <text:p>R_DATA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00mA</text:p>
          </table:table-cell>
          <table:table-cell office:value-type="string">
            <text:p>POLY_FUSE</text:p>
          </table:table-cell>
          <table:table-cell office:value-type="string">
            <text:p>5V_F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71-BAV23C,215</text:p>
          </table:table-cell>
          <table:table-cell office:value-type="string">
            <text:p>D-A1-C3</text:p>
          </table:table-cell>
          <table:table-cell office:value-type="string">
            <text:p>GPS_D1,</text:p>
          </table:table-cell>
          <table:table-cell office:value-type="string">
            <text:p>GPS_D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71-PMBD7000235</text:p>
          </table:table-cell>
          <table:table-cell office:value-type="string">
            <text:p>D-A1-C3</text:p>
          </table:table-cell>
          <table:table-cell office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4093D</text:p>
          </table:table-cell>
          <table:table-cell office:value-type="string">
            <text:p>IC1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M21PG221SN1</text:p>
          </table:table-cell>
          <table:table-cell office:value-type="string">
            <text:p>L0808+0603</text:p>
          </table:table-cell>
          <table:table-cell office:value-type="string">
            <text:p>L10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LED0805</text:p>
          </table:table-cell>
          <table:table-cell office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DX-5R5H334U</text:p>
          </table:table-cell>
          <table:table-cell office:value-type="string">
            <text:p>C_EMERGENCY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_908642</text:p>
          </table:table-cell>
          <table:table-cell office:value-type="string">
            <text:p>BATTERY12MM</text:p>
          </table:table-cell>
          <table:table-cell office:value-type="string">
            <text:p>GPS_BAT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ghB</text:p>
          </table:table-cell>
          <table:table-cell office:value-type="string">
            <text:p>_</text:p>
          </table:table-cell>
          <table:table-cell office:value-type="string">
            <text:p>645-598-8191-107F</text:p>
          </table:table-cell>
          <table:table-cell office:value-type="string">
            <text:p>CHANGE</text:p>
          </table:table-cell>
          <table:table-cell office:value-type="string">
            <text:p>LED0805</text:p>
          </table:table-cell>
          <table:table-cell office:value-type="string">
            <text:p>D_BL_HB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CSP</text:p>
          </table:table-cell>
          <table:table-cell office:value-type="string">
            <text:p>PINHD-2X3</text:p>
          </table:table-cell>
          <table:table-cell office:value-type="string">
            <text:p>JP1,</text:p>
          </table:table-cell>
          <table:table-cell office:value-type="string">
            <text:p>JP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XDC2HL33A-055</text:p>
          </table:table-cell>
          <table:table-cell office:value-type="string">
            <text:p>DC3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726-BAT60AE6327</text:p>
          </table:table-cell>
          <table:table-cell office:value-type="string">
            <text:p>DIODE-SOD323-W</text:p>
          </table:table-cell>
          <table:table-cell office:value-type="string">
            <text:p>D11,</text:p>
          </table:table-cell>
          <table:table-cell office:value-type="string">
            <text:p>D15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ouser:</text:p>
          </table:table-cell>
          <table:table-cell office:value-type="string">
            <text:p>771-2N7002BK215</text:p>
          </table:table-cell>
          <table:table-cell office:value-type="float" office:value="0">
            <text:p>0</text:p>
          </table:table-cell>
          <table:table-cell office:value-type="string">
            <text:p>N-Channel,</text:p>
          </table:table-cell>
          <table:table-cell office:value-type="string">
            <text:p>60V</text:p>
          </table:table-cell>
          <table:table-cell office:value-type="string">
            <text:p>350mA,</text:p>
          </table:table-cell>
          <table:table-cell office:value-type="string">
            <text:p>SOT-23,</text:p>
          </table:table-cell>
          <table:table-cell table:style-name="ce16" office:value-type="string">
            <text:p>0,052€</text:p>
          </table:table-cell>
          <table:table-cell office:value-type="string">
            <text:p>T-P-FETBSS139</text:p>
          </table:table-cell>
          <table:table-cell office:value-type="string">
            <text:p>T1,</text:p>
          </table:table-cell>
          <table:table-cell office:value-type="string">
            <text:p>T2,</text:p>
          </table:table-cell>
          <table:table-cell office:value-type="string">
            <text:p>T3,</text:p>
          </table:table-cell>
          <table:table-cell office:value-type="string">
            <text:p>T5,</text:p>
          </table:table-cell>
          <table:table-cell office:value-type="string">
            <text:p>T6,</text:p>
          </table:table-cell>
          <table:table-cell office:value-type="string">
            <text:p>T7,</text:p>
          </table:table-cell>
          <table:table-cell office:value-type="string">
            <text:p>T8,</text:p>
          </table:table-cell>
          <table:table-cell office:value-type="string">
            <text:p>T9,</text:p>
          </table:table-cell>
          <table:table-cell office:value-type="string">
            <text:p>T10,</text:p>
          </table:table-cell>
          <table:table-cell office:value-type="string">
            <text:p>T11</text:p>
          </table:table-cell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user:</text:p>
          </table:table-cell>
          <table:table-cell office:value-type="string">
            <text:p>941-CLP6BWKWCD0E0233</text:p>
          </table:table-cell>
          <table:table-cell office:value-type="string">
            <text:p>RGB_LED</text:p>
          </table:table-cell>
          <table:table-cell office:value-type="string">
            <text:p>POINTER_WHI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IL</text:p>
          </table:table-cell>
          <table:table-cell office:value-type="string">
            <text:p>M</text:p>
          </table:table-cell>
          <table:table-cell office:value-type="string">
            <text:p>645-598-8110-107F</text:p>
          </table:table-cell>
          <table:table-cell office:value-type="string">
            <text:p>CHANGE!</text:p>
          </table:table-cell>
          <table:table-cell office:value-type="string">
            <text:p>LED0805</text:p>
          </table:table-cell>
          <table:table-cell office:value-type="string">
            <text:p>D_RE_OIL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PLCC4_LED</text:p>
          </table:table-cell>
          <table:table-cell office:value-type="string">
            <text:p>D_GR_BLR,</text:p>
          </table:table-cell>
          <table:table-cell office:value-type="string">
            <text:p>D_GR_N,</text:p>
          </table:table-cell>
          <table:table-cell office:value-type="string">
            <text:p>R_GR_BL_L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R-7805-1.0</text:p>
          </table:table-cell>
          <table:table-cell office:value-type="string">
            <text:p>PWR_R78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RGB_LED</text:p>
          </table:table-cell>
          <table:table-cell office:value-type="string">
            <text:p>RGB_2,</text:p>
          </table:table-cell>
          <table:table-cell office:value-type="string">
            <text:p>RGB_3,</text:p>
          </table:table-cell>
          <table:table-cell office:value-type="string">
            <text:p>RGB_4,</text:p>
          </table:table-cell>
          <table:table-cell office:value-type="string">
            <text:p>RGB_5,</text:p>
          </table:table-cell>
          <table:table-cell office:value-type="string">
            <text:p>RGB_6,</text:p>
          </table:table-cell>
          <table:table-cell office:value-type="string">
            <text:p>RGB_7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LED0805</text:p>
          </table:table-cell>
          <table:table-cell office:value-type="string">
            <text:p>D4,</text:p>
          </table:table-cell>
          <table:table-cell office:value-type="string">
            <text:p>D_GPS_FIX,</text:p>
          </table:table-cell>
          <table:table-cell office:value-type="string">
            <text:p>D_PWR_L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SMD_TASTER_MIT_KAPPE</text:p>
          </table:table-cell>
          <table:table-cell office:value-type="string">
            <text:p>B_DOWN,</text:p>
          </table:table-cell>
          <table:table-cell office:value-type="string">
            <text:p>B_LEFT,</text:p>
          </table:table-cell>
          <table:table-cell office:value-type="string">
            <text:p>B_RIGHT,</text:p>
          </table:table-cell>
          <table:table-cell office:value-type="string">
            <text:p>B_UP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-IRLMS6702</text:p>
          </table:table-cell>
          <table:table-cell office:value-type="string">
            <text:p>T4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MP102</text:p>
          </table:table-cell>
          <table:table-cell office:value-type="string">
            <text:p>TMP102AIDRLT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.b.</text:p>
          </table:table-cell>
          <table:table-cell office:value-type="string">
            <text:p>/</text:p>
          </table:table-cell>
          <table:table-cell office:value-type="string">
            <text:p>0R</text:p>
          </table:table-cell>
          <table:table-cell office:value-type="string">
            <text:p>R0805</text:p>
          </table:table-cell>
          <table:table-cell office:value-type="string">
            <text:p>R_E0_1,</text:p>
          </table:table-cell>
          <table:table-cell office:value-type="string">
            <text:p>R_E0_3,</text:p>
          </table:table-cell>
          <table:table-cell office:value-type="string">
            <text:p>R_E1_1,</text:p>
          </table:table-cell>
          <table:table-cell office:value-type="string">
            <text:p>R_E1_3,</text:p>
          </table:table-cell>
          <table:table-cell office:value-type="string">
            <text:p>R_E2_1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.b.</text:p>
          </table:table-cell>
          <table:table-cell office:value-type="string">
            <text:p>/</text:p>
          </table:table-cell>
          <table:table-cell office:value-type="string">
            <text:p>5k</text:p>
          </table:table-cell>
          <table:table-cell office:value-type="string">
            <text:p>(Reed)</text:p>
          </table:table-cell>
          <table:table-cell office:value-type="string">
            <text:p>R0805</text:p>
          </table:table-cell>
          <table:table-cell office:value-type="string">
            <text:p>R_REED_UP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XT-HC49-SMD</text:p>
          </table:table-cell>
          <table:table-cell office:value-type="string">
            <text:p>16MHZ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T-MEGA-8</text:p>
          </table:table-cell>
          <table:table-cell office:value-type="string">
            <text:p>IC2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TMEGA2560-16AU</text:p>
          </table:table-cell>
          <table:table-cell office:value-type="string">
            <text:p>IC4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TEPP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NHD_2.7_SOLO_RO</text:p>
          </table:table-cell>
          <table:table-cell office:value-type="string">
            <text:p>NHD_2.7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BTM-222</text:p>
          </table:table-cell>
          <table:table-cell office:value-type="string">
            <text:p>BLUETOOTH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D_MICRO</text:p>
          </table:table-cell>
          <table:table-cell office:value-type="string">
            <text:p>ST2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PEEDOSTECKER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T3329</text:p>
          </table:table-cell>
          <table:table-cell office:value-type="string">
            <text:p>GPS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163:Tabelle1.H16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2T14:52:06.73</meta:creation-date>
    <dc:date>2012-07-08T20:19:41</dc:date>
    <meta:editing-duration>P3DT17H44M37S</meta:editing-duration>
    <meta:editing-cycles>160</meta:editing-cycles>
    <meta:generator>LibreOffice/3.5$Linux_X86_64 LibreOffice_project/350m1$Build-2</meta:generator>
    <dc:creator>Kolja Windeler</dc:creator>
    <meta:document-statistic meta:table-count="4" meta:cell-count="1588" meta:object-count="0"/>
  </office:meta>
</office:document-meta>
</file>